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margin-top="0cm" fo:margin-bottom="0cm" style:contextual-spacing="false" fo:padding="0.049cm" fo:border="0.06pt solid #d9d9e3"/>
      <style:text-properties loext:padding="0.049cm" loext:border="0.06pt solid #d9d9e3"/>
    </style:style>
    <style:style style:name="P3" style:family="paragraph" style:parent-style-name="Text_20_body" style:list-style-name="L1">
      <style:paragraph-properties fo:padding="0.049cm" fo:border="0.06pt solid #d9d9e3"/>
      <style:text-properties loext:padding="0.049cm" loext:border="0.06pt solid #d9d9e3"/>
    </style:style>
    <style:style style:name="P4" style:family="paragraph" style:parent-style-name="Text_20_body" style:list-style-name="L2">
      <style:paragraph-properties fo:margin-top="0cm" fo:margin-bottom="0cm" style:contextual-spacing="false" fo:padding="0.049cm" fo:border="0.06pt solid #d9d9e3"/>
      <style:text-properties loext:padding="0.049cm" loext:border="0.06pt solid #d9d9e3"/>
    </style:style>
    <style:style style:name="P5" style:family="paragraph" style:parent-style-name="Text_20_body" style:list-style-name="L3">
      <style:paragraph-properties fo:margin-top="0cm" fo:margin-bottom="0cm" style:contextual-spacing="false" fo:padding="0.049cm" fo:border="0.06pt solid #d9d9e3"/>
      <style:text-properties loext:padding="0.049cm" loext:border="0.06pt solid #d9d9e3"/>
    </style:style>
    <style:style style:name="P6" style:family="paragraph" style:parent-style-name="Text_20_body" style:list-style-name="L3">
      <style:paragraph-properties fo:padding="0.049cm" fo:border="0.06pt solid #d9d9e3"/>
      <style:text-properties loext:padding="0.049cm" loext:border="0.06pt solid #d9d9e3"/>
    </style:style>
    <style:style style:name="P7" style:family="paragraph" style:parent-style-name="Text_20_body" style:list-style-name="L4">
      <style:paragraph-properties fo:margin-top="0cm" fo:margin-bottom="0cm" style:contextual-spacing="false" fo:padding="0.049cm" fo:border="0.06pt solid #d9d9e3"/>
      <style:text-properties loext:padding="0.049cm" loext:border="0.06pt solid #d9d9e3"/>
    </style:style>
    <style:style style:name="P8" style:family="paragraph" style:parent-style-name="Text_20_body" style:list-style-name="L4">
      <style:paragraph-properties fo:padding="0.049cm" fo:border="0.06pt solid #d9d9e3"/>
      <style:text-properties loext:padding="0.049cm" loext:border="0.06pt solid #d9d9e3"/>
    </style:style>
    <style:style style:name="P9" style:family="paragraph" style:parent-style-name="Text_20_body" style:list-style-name="L5">
      <style:paragraph-properties fo:margin-top="0cm" fo:margin-bottom="0cm" style:contextual-spacing="false" fo:padding="0.049cm" fo:border="0.06pt solid #d9d9e3"/>
      <style:text-properties loext:padding="0.049cm" loext:border="0.06pt solid #d9d9e3"/>
    </style:style>
    <style:style style:name="P10" style:family="paragraph" style:parent-style-name="Text_20_body" style:list-style-name="L5">
      <style:paragraph-properties fo:padding="0.049cm" fo:border="0.06pt solid #d9d9e3"/>
      <style:text-properties loext:padding="0.049cm" loext:border="0.06pt solid #d9d9e3"/>
    </style:style>
    <style:style style:name="P11" style:family="paragraph" style:parent-style-name="Text_20_body" style:list-style-name="L6">
      <style:paragraph-properties fo:margin-top="0cm" fo:margin-bottom="0cm" style:contextual-spacing="false" fo:padding="0.049cm" fo:border="0.06pt solid #d9d9e3"/>
      <style:text-properties loext:padding="0.049cm" loext:border="0.06pt solid #d9d9e3"/>
    </style:style>
    <style:style style:name="P12" style:family="paragraph" style:parent-style-name="Text_20_body" style:list-style-name="L6">
      <style:paragraph-properties fo:padding="0.049cm" fo:border="0.06pt solid #d9d9e3"/>
      <style:text-properties loext:padding="0.049cm" loext:border="0.06pt solid #d9d9e3"/>
    </style:style>
    <style:style style:name="P13" style:family="paragraph" style:parent-style-name="Text_20_body" style:list-style-name="L7">
      <style:paragraph-properties fo:margin-top="0cm" fo:margin-bottom="0cm" style:contextual-spacing="false" fo:padding="0.049cm" fo:border="0.06pt solid #d9d9e3"/>
      <style:text-properties loext:padding="0.049cm" loext:border="0.06pt solid #d9d9e3"/>
    </style:style>
    <style:style style:name="P14" style:family="paragraph" style:parent-style-name="Text_20_body" style:list-style-name="L7">
      <style:paragraph-properties fo:padding="0.049cm" fo:border="0.06pt solid #d9d9e3"/>
      <style:text-properties loext:padding="0.049cm" loext:border="0.06pt solid #d9d9e3"/>
    </style:style>
    <style:style style:name="P15" style:family="paragraph" style:parent-style-name="Text_20_body">
      <style:paragraph-properties fo:margin-top="0cm" fo:margin-bottom="0cm" style:contextual-spacing="false"/>
      <style:text-properties loext:padding="0.049cm" loext:border="0.06pt solid #d9d9e3"/>
    </style:style>
    <style:style style:name="P16" style:family="paragraph" style:parent-style-name="Text_20_body">
      <style:paragraph-properties fo:padding="0.049cm" fo:border="0.06pt solid #d9d9e3"/>
      <style:text-properties loext:padding="0.049cm" loext:border="0.06pt solid #d9d9e3"/>
    </style:style>
    <style:style style:name="P17" style:family="paragraph" style:parent-style-name="Text_20_body" style:list-style-name="L8">
      <style:paragraph-properties fo:margin-top="0cm" fo:margin-bottom="0cm" style:contextual-spacing="false" fo:padding="0.049cm" fo:border="0.06pt solid #d9d9e3"/>
      <style:text-properties loext:padding="0.049cm" loext:border="0.06pt solid #d9d9e3"/>
    </style:style>
    <style:style style:name="P18" style:family="paragraph" style:parent-style-name="Text_20_body" style:list-style-name="L8">
      <style:paragraph-properties fo:padding="0.049cm" fo:border="0.06pt solid #d9d9e3"/>
      <style:text-properties loext:padding="0.049cm" loext:border="0.06pt solid #d9d9e3"/>
    </style:style>
    <style:style style:name="P19" style:family="paragraph" style:parent-style-name="Text_20_body" style:list-style-name="L9">
      <style:paragraph-properties fo:margin-top="0cm" fo:margin-bottom="0cm" style:contextual-spacing="false" fo:padding="0.049cm" fo:border="0.06pt solid #d9d9e3"/>
      <style:text-properties loext:padding="0.049cm" loext:border="0.06pt solid #d9d9e3"/>
    </style:style>
    <style:style style:name="P20" style:family="paragraph" style:parent-style-name="Text_20_body" style:list-style-name="L9">
      <style:paragraph-properties fo:padding="0.049cm" fo:border="0.06pt solid #d9d9e3"/>
      <style:text-properties loext:padding="0.049cm" loext:border="0.06pt solid #d9d9e3"/>
    </style:style>
    <style:style style:name="P21" style:family="paragraph" style:parent-style-name="Text_20_body" style:list-style-name="L10">
      <style:paragraph-properties fo:margin-top="0cm" fo:margin-bottom="0cm" style:contextual-spacing="false" fo:padding="0.049cm" fo:border="0.06pt solid #d9d9e3"/>
      <style:text-properties loext:padding="0.049cm" loext:border="0.06pt solid #d9d9e3"/>
    </style:style>
    <style:style style:name="P22" style:family="paragraph" style:parent-style-name="Text_20_body" style:list-style-name="L10">
      <style:paragraph-properties fo:padding="0.049cm" fo:border="0.06pt solid #d9d9e3"/>
      <style:text-properties loext:padding="0.049cm" loext:border="0.06pt solid #d9d9e3"/>
    </style:style>
    <style:style style:name="P23" style:family="paragraph" style:parent-style-name="Text_20_body" style:list-style-name="L11">
      <style:paragraph-properties fo:margin-top="0cm" fo:margin-bottom="0cm" style:contextual-spacing="false" fo:padding="0.049cm" fo:border="0.06pt solid #d9d9e3"/>
      <style:text-properties loext:padding="0.049cm" loext:border="0.06pt solid #d9d9e3"/>
    </style:style>
    <style:style style:name="P24" style:family="paragraph" style:parent-style-name="Text_20_body" style:list-style-name="L11">
      <style:paragraph-properties fo:padding="0.049cm" fo:border="0.06pt solid #d9d9e3"/>
      <style:text-properties loext:padding="0.049cm" loext:border="0.06pt solid #d9d9e3"/>
    </style:style>
    <style:style style:name="P25" style:family="paragraph" style:parent-style-name="Text_20_body" style:list-style-name="L12">
      <style:paragraph-properties fo:margin-top="0cm" fo:margin-bottom="0cm" style:contextual-spacing="false" fo:padding="0.049cm" fo:border="0.06pt solid #d9d9e3"/>
      <style:text-properties loext:padding="0.049cm" loext:border="0.06pt solid #d9d9e3"/>
    </style:style>
    <style:style style:name="P26" style:family="paragraph" style:parent-style-name="Text_20_body" style:list-style-name="L12">
      <style:paragraph-properties fo:padding="0.049cm" fo:border="0.06pt solid #d9d9e3"/>
      <style:text-properties loext:padding="0.049cm" loext:border="0.06pt solid #d9d9e3"/>
    </style:style>
    <style:style style:name="P27" style:family="paragraph" style:parent-style-name="Text_20_body" style:list-style-name="L13">
      <style:paragraph-properties fo:margin-top="0cm" fo:margin-bottom="0cm" style:contextual-spacing="false" fo:padding="0.049cm" fo:border="0.06pt solid #d9d9e3"/>
      <style:text-properties loext:padding="0.049cm" loext:border="0.06pt solid #d9d9e3"/>
    </style:style>
    <style:style style:name="P28" style:family="paragraph" style:parent-style-name="Text_20_body" style:list-style-name="L13">
      <style:paragraph-properties fo:padding="0.049cm" fo:border="0.06pt solid #d9d9e3"/>
      <style:text-properties loext:padding="0.049cm" loext:border="0.06pt solid #d9d9e3"/>
    </style:style>
    <style:style style:name="P29" style:family="paragraph" style:parent-style-name="Text_20_body">
      <style:paragraph-properties fo:padding="0.049cm" fo:border="0.06pt solid #d9d9e3"/>
      <style:text-properties officeooo:paragraph-rsid="0018fb9f"/>
    </style:style>
    <style:style style:name="P30" style:family="paragraph" style:parent-style-name="Text_20_body">
      <style:paragraph-properties fo:padding="0.049cm" fo:border="0.06pt solid #d9d9e3"/>
      <style:text-properties fo:font-weight="bold" style:font-weight-asian="bold" style:font-weight-complex="bold" loext:padding="0.049cm" loext:border="0.06pt solid #d9d9e3"/>
    </style:style>
    <style:style style:name="T1" style:family="text">
      <style:text-properties loext:padding="0.049cm" loext:border="0.06pt solid #d9d9e3"/>
    </style:style>
    <style:style style:name="T2" style:family="text">
      <style:text-properties fo:font-size="20pt" style:font-size-asian="20pt" style:font-size-complex="20pt"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29"><text:span text:style-name="Strong_20_Emphasis"><text:span text:style-name="T2">பயனர் வழிகாட்டு</text:span></text:span></text:p>
      <text:p text:style-name="P29"><text:span text:style-name="Strong_20_Emphasis"><text:span text:style-name="T1"><text:s text:c="28"/>தக்காளி ஆலை நோய் உள்ளிட்டதை கணிதமாக கணிக்க பயன்படுத்தும் பயன்பாட்டை இயக்க உதவுகிறது</text:span></text:span></text:p>
      <text:p text:style-name="P16">குறிப்பு: இந்த வழிகாட்டு, உங்கள் ராஸ்பெரி பையில் தக்காளி ஆலை நோய் உள்ளிட்டதை கணிதமாக கணிக்க உதவுகின்றது. தொழில்நுட்ப அறியக்கூடியதில்தான் மிகுந்த அறியத்தைத் தேவைப்படுத்துகின்றது.</text:p>
      <text:p text:style-name="P30">படிக்க ஒரு முறை: உங்கள் ராஸ்பெரி பையை ஆரம்பிக்கவும்</text:p>
      <text:list text:style-name="L8">
        <text:list-item>
          <text:p text:style-name="P17">உங்கள் ராஸ்பெரி பையை ஒரு மின்சார மூலத்திற்கு இணைக்கவும்.</text:p>
        </text:list-item>
        <text:list-item>
          <text:p text:style-name="P18">5 முதல் 10 விநாட்கள் காத்திருக்கவும், சேவைகள் அடிக்கடி தொடங்க அனுமதிக்க உதவுகின்றது.</text:p>
        </text:list-item>
      </text:list>
      <text:p text:style-name="P30">இரட்டைக் கொடி தட்டி கையொப்பு செய்யவும்</text:p>
      <text:list text:style-name="L9">
        <text:list-item>
          <text:p text:style-name="P19">உங்கள் ராஸ்பெரி பையின் டெஸ்க்டாப் பக்கத்தில் "தக்காளி" என்பதை கண்டுபிடிக்கவும்.</text:p>
        </text:list-item>
        <text:list-item>
          <text:p text:style-name="P20">"தக்காளி" என்பதை இரட்டைக் கொடி அழுத்தி ஆரம்பிக்கவும்.</text:p>
        </text:list-item>
      </text:list>
      <text:p text:style-name="P30">செயல்முறையை நடத்துங்கள்</text:p>
      <text:list text:style-name="L10">
        <text:list-item>
          <text:p text:style-name="P21">"செயல்முறை" என்பது ஒரு பட்டான் காட்டப்படுகிறது.</text:p>
        </text:list-item>
        <text:list-item>
          <text:p text:style-name="P22">"செயல்முறை" பொத்தானை ஒருமுறை தட்டி அதை ஆரம்பிக்கவும்.</text:p>
        </text:list-item>
      </text:list>
      <text:p text:style-name="P30">விருப்பத்தை தேர்ந்தெடுங்கள்</text:p>
      <text:list text:style-name="L11">
        <text:list-item>
          <text:p text:style-name="P23">ஆப்பிளிகர்க்கவும் "படத்தை தேர்ந்தெடு" விருப்பத்தை தேர்ந்தெடுங்கள்.</text:p>
        </text:list-item>
        <text:list-item>
          <text:p text:style-name="P24">உங்கள் கணினியில் உள்ள தக்காளி ஆலை படத்தை தேர்ந்தெடுக்கும்போது, "தேர்ந்தெடு" பொத்தானை அழுத்தி, தக்காளி ஆலை நோய் கணிக்க ஆரம்பிக்கவும்.</text:p>
        </text:list-item>
      </text:list>
      <text:p text:style-name="P30">உண்மையான நேரத்திற்கு உபயோகப் பெடுத்துதல்:</text:p>
      <text:list text:style-name="L12">
        <text:list-item>
          <text:p text:style-name="P25">"உண்மையான நேரம்" விருப்பத்தை தேர்ந்தெடுக்கவும்.</text:p>
        </text:list-item>
        <text:list-item>
          <text:p text:style-name="P25">உங்கள் கேமரா உண்மையான நேரத்தில் காட்டப்படும்.</text:p>
        </text:list-item>
        <text:list-item>
          <text:p text:style-name="P25"><text:soft-page-break/>ஒரு படத்தை பிடிக்க, கேமரா வீடியோ பொத்தான் கீழ் உள்ள "படம் எடு" பொத்தானை அழுத்துங்கள்.</text:p>
        </text:list-item>
        <text:list-item>
          <text:p text:style-name="P26">படத்தை பிடித்த பின், புதிய படத்தை பிடிக்க குறைகள் தீர்க்க "புட் போட்டோ" பொத்தானை அழுத்துங்கள்.</text:p>
        </text:list-item>
      </text:list>
      <text:p text:style-name="P30">கணிதமான நோய் மற்றும் சிகிச்சைகளைக் காணுங்கள்:</text:p>
      <text:list text:style-name="L13">
        <text:list-item>
          <text:p text:style-name="P27">நோய் கண்டுபிடிக்கப்பட்ட பின், ஒரு படம் காட்டப்படும்.</text:p>
        </text:list-item>
        <text:list-item>
          <text:p text:style-name="P27">சிகிச்சைகள் 4 அல்லது 5 புள்ளிகளாக படத்தின் கீழ் காட்டப்படும்.</text:p>
        </text:list-item>
        <text:list-item>
          <text:p text:style-name="P28">கணிதமான நோயை சொல்லுங்கள். ஆப்பினை மூடுவதற்கு:</text:p>
        </text:list-item>
      </text:list>
      <text:p text:style-name="P16">ஆப்பை மூட மேலும், ஆப்ளைனில் காட்டப்படும் வலைப் பொத்தானை மூடுங்கள். அப்பாடியின்! நீங்கள் வெற்றிகரமாக தக்காளி ஆலை நோய் கணிக்க பயன்படுத்தும் ஆப்பை பயன்படுத்தினீர்கள். தக்காளி ஆலைகளின் வார்த்தகத்தை முதல் அறிந்து, அதற்கு உள்ள சிகிச்சைகளை அறிந்து வருகின்றீர்கள். உங்கள் தக்காளி ஆலைகளின் விளக்கத்தைக் கண்காணிக்க அதை பயன்படுத்த விரும்புவோர் பொது தொழில்நுட்ப அறியக்கூடியதில் எளிதாகப் பயன்படுத்த முடியும்.</text:p>
      <text:p text:style-name="P16">உங்கள் விரும்பங்களையும், உங்கள் ராஸ்பெரி பையின் கோரிக்கைகளை அவர்கள் அனுகப்பட்டிருக்கும். இந்த வழிகாட்டு ஒரு தொழில்நுட்ப அறியப்பட்ட பயனர் எளிதாக பயன்படுத்த அமைக்க உதவுகின்ற திறமையான வழிகாட்டுக்குக் கொண்டுவருகின்றது.</text:p>
      <text:p text:style-name="P15"/>
      <text:p text:style-name="P15"/>
      <text:p text:style-name="P1"><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9:17:56.498549561</meta:creation-date>
    <dc:date>2023-08-21T10:13:18.623438824</dc:date>
    <meta:editing-duration>PT55M22S</meta:editing-duration>
    <meta:editing-cycles>1</meta:editing-cycles>
    <meta:document-statistic meta:table-count="0" meta:image-count="0" meta:object-count="0" meta:page-count="2" meta:paragraph-count="26" meta:word-count="247" meta:character-count="1408" meta:non-whitespace-character-count="1174"/>
    <meta:generator>LibreOffice/7.5.5.2$Linux_X86_64 LibreOffice_project/50$Build-2</meta:generator>
  </office:meta>
</office:document-meta>
</file>